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A0000059A6FAD6A5B6886F7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5.007cm, 0cm, 13.701cm, 0cm)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18.393cm" svg:height="9.322cm" svg:x="5.091cm" svg:y="-1.186cm">
          <draw:image xlink:href="Pictures/100000000000059A0000059A6FAD6A5B6886F70A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8.575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6T17:33:03.319371488</dc:date>
    <meta:editing-duration>PT12M18S</meta:editing-duration>
    <meta:editing-cycles>8</meta:editing-cycles>
    <meta:generator>LibreOffice/6.4.7.2$Linux_X86_64 LibreOffice_project/40$Build-2</meta:generator>
    <meta:document-statistic meta:object-count="1"/>
  </office:meta>
</office:document-meta>
</file>